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49cb" officeooo:paragraph-rsid="000849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ification and Validation: Some More Approaches</text:p>
      <text:p text:style-name="P1">Prof. McMillan</text:p>
      <text:p text:style-name="P1"><text:s/></text:p>
      <text:p text:style-name="P1"><text:s text:c="12"/>A few more miscellaneous testing ideas, some of which are orthogonal to other approaches we've discussed, such as specific test technique (partition, path, etc.):</text:p>
      <text:p text:style-name="P1"><text:s/></text:p>
      <text:p text:style-name="P1"><text:s text:c="12"/>Stress testing: <text:s/>This evaluates the system's performance under heavy loads. <text:s/>For networking software, you might generate thousands of packets and try to pump them through your switches and routers. <text:s/>For a web site, you might try a hundred thousand simultaneous hits. <text:s/>For mathematical software, you might try some truly huge matices. <text:s/>The result of stress testing are a set of performance measures, such as response time, and reliability measures, such as probability of failure on demand.</text:p>
      <text:p text:style-name="P1"><text:s/></text:p>
      <text:p text:style-name="P1"><text:s text:c="12"/>Top-down testing: <text:s/>You test the higher-level modules first, possibly even before the lower-level ones exist. <text:s/>If the lower-level routines haven't been written yet, you use stubs to simulate them. <text:s/>A stub is a stand-in for a real routine; it may just return a fixed value or display a message on the screen.</text:p>
      <text:p text:style-name="P1"><text:s/></text:p>
      <text:p text:style-name="P1"><text:s text:c="12"/>Bottom-up testing: <text:s/>The lower-level routines are implemented first and tested with drivers. <text:s/>Drivers are just shell programs whose sole purpose is to run lower-level routines, feeding them data as prescribed by the test technique being employed.</text:p>
      <text:p text:style-name="P1"><text:s/></text:p>
      <text:p text:style-name="P1"><text:s text:c="12"/>Regression testing: <text:s/>After a maintenance change to a system, regression testing simple repeats sets of earlier tests in order to assess whether the change has broken something.</text:p>
      <text:p text:style-name="P1"><text:s/></text:p>
      <text:p text:style-name="P1"><text:s text:c="12"/>Mutation testing: <text:s/>The goal to this strange-seeming technique is basically to derive sets of test data, the correct processing of which will make you confident that your system is OK. <text:s/>You create a test data set that will try out some aspects of your system. <text:s/>Then you take your program and mutate it by introducing some error that should make its output from the test data incorrect. <text:s/>If it runs correctly, then you know that the test data aren't adequate, and you need to revise them to perform a good evaluation. <text:s/>Cast in the terms of formal logic:</text:p>
      <text:p text:style-name="P1"><text:s/></text:p>
      <text:p text:style-name="P1">Definitions of propositions:</text:p>
      <text:p text:style-name="P1">D: The data set adequately tests the program.</text:p>
      <text:p text:style-name="P1">R: The program runs correctly.</text:p>
      <text:p text:style-name="P1">M: The program used in testing is a mutation of the target program.</text:p>
      <text:p text:style-name="P1"><text:s/></text:p>
      <text:p text:style-name="P1">The line of reasoning:</text:p>
      <text:p text:style-name="P1">(M and D) Þ R' <text:s text:c="4"/>The program should run incorrectly.</text:p>
      <text:p text:style-name="P1">R Þ (M and D)' <text:s text:c="3"/></text:p>
      <text:p text:style-name="P1">R Þ (M' or D') <text:s text:c="4"/>If the program does run, we must not be using</text:p>
      <text:p text:style-name="P1"><text:s text:c="50"/>a mutation or the test data are inadequate.</text:p>
      <text:p text:style-name="P1"><text:s/></text:p>
      <text:p text:style-name="P1">We know that we're using a mutation, so the test data must be inadequate if the program runs correctly. <text:s/>We revise our test data set and try again, until the test fails the way it ought to. <text:s/>Sounds a bit like a walk in the dark, doesn't it? <text:s/>Some incorrectly implemented functions may never even occur to you to test out in this manner. <text:s/>There is also a problem in generating mutations that are well-targeted at the various services being evaluated. <text:s/>An interesting research topi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1:32.594407000</meta:creation-date>
    <dc:date>2015-05-03T14:31:54.058708000</dc:date>
    <meta:editing-duration>PT21S</meta:editing-duration>
    <meta:editing-cycles>1</meta:editing-cycles>
    <meta:document-statistic meta:table-count="0" meta:image-count="0" meta:object-count="0" meta:page-count="1" meta:paragraph-count="27" meta:word-count="477" meta:character-count="2977" meta:non-whitespace-character-count="2354"/>
    <meta:generator>LibreOffice/4.3.7.2$MacOSX_X86_64 LibreOffice_project/8a35821d8636a03b8bf4e15b48f59794652c68ba</meta:generator>
  </office:meta>
</office:document-meta>
</file>